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10" office:value-type="string" calcext:value-type="string">
            <text:p>!Review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vered</text:p>
          </table:table-cell>
          <table:table-cell table:style-name="ce10" office:value-type="string" calcext:value-type="string">
            <text:p>Task1</text:p>
          </table:table-cell>
          <table:table-cell table:style-name="ce10" office:value-type="string" calcext:value-type="string">
            <text:p>Task2</text:p>
          </table:table-cell>
          <table:table-cell table:style-name="ce10" office:value-type="string" calcext:value-type="string">
            <text:p>Task3</text:p>
          </table:table-cell>
          <table:table-cell table:style-name="ce10" office:value-type="string" calcext:value-type="string">
            <text:p>Task4</text:p>
          </table:table-cell>
          <table:table-cell table:style-name="ce10" office:value-type="string" calcext:value-type="string">
            <text:p>Task 5</text:p>
          </table:table-cell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05" calcext:value-type="date">
            <text:p>05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table:style-name="Default" office:value-type="string" calcext:value-type="string">
            <text:p>AAVs, look at some case studies</text:p>
          </table:table-cell>
          <table:table-cell office:value-type="string" calcext:value-type="string">
            <text:p>awakasaki</text:p>
          </table:table-cell>
          <table:table-cell office:value-type="string" calcext:value-type="string">
            <text:p>buergers disease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cus on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2-05" calcext:value-type="date">
            <text:p>05/02/19</text:p>
          </table:table-cell>
          <table:table-cell/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2-05" calcext:value-type="date">
            <text:p>05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2-06" calcext:value-type="date">
            <text:p>0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VaD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Picks</text:p>
          </table:table-cell>
          <table:table-cell office:value-type="string" calcext:value-type="string">
            <text:p>H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06" calcext:value-type="date">
            <text:p>06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2-06" calcext:value-type="date">
            <text:p>06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06" calcext:value-type="date">
            <text:p>0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06" calcext:value-type="date">
            <text:p>0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2-08" calcext:value-type="date">
            <text:p>08/02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08" calcext:value-type="date">
            <text:p>08/02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2-09" calcext:value-type="date">
            <text:p>09/02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13" calcext:value-type="date">
            <text:p>1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2-15" calcext:value-type="date">
            <text:p>15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2-17" calcext:value-type="date">
            <text:p>17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0:35:45.714780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2-05T20:36:16.093102174</dc:date>
    <meta:editing-duration>P2DT8H25M38S</meta:editing-duration>
    <meta:editing-cycles>114</meta:editing-cycles>
    <meta:generator>LibreOffice/6.0.3.2$Linux_X86_64 LibreOffice_project/00m0$Build-2</meta:generator>
    <meta:document-statistic meta:table-count="1" meta:cell-count="152" meta:object-count="0"/>
  </office:meta>
</office:document-meta>
</file>